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6551*"/>
    </style:style>
    <style:style style:name="Table1.B" style:family="table-column">
      <style:table-column-properties style:column-width="1.7cm" style:rel-column-width="6554*"/>
    </style:style>
    <style:style style:name="Table1.D" style:family="table-column">
      <style:table-column-properties style:column-width="1.7cm" style:rel-column-width="6553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J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officeooo:rsid="001e75aa" officeooo:paragraph-rsid="0020c999"/>
    </style:style>
    <style:style style:name="P5" style:family="paragraph" style:parent-style-name="Text_20_body">
      <style:text-properties officeooo:rsid="00284992" officeooo:paragraph-rsid="00356cf9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Manager" text:name="tr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project.manager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s" text:name="tableProject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schedules" text:name="tableSchedules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Pessimistic" text:name="tableTasks.pessimistic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 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 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 (Dur)" text:name="tableTaskStatus.optimisticdur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Startup Cost" text:name="tableTaskStatus.Startup"/>
        <text:user-field-decl office:value-type="string" office:string-value="" text:name="tableTasks.Startup"/>
        <text:user-field-decl office:value-type="string" office:string-value="% Completed" text:name="tableTaskStatus.completed"/>
      </text:user-field-decls>
      <text:p text:style-name="P5"><text:user-field-get text:name="tableTaskStatus">taskstatus</text:user-field-get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 table:number-columns-repeated="4"/>
        <table:table-header-rows>
          <table:table-row table:style-name="TableLine94038900730864">
            <table:table-cell table:style-name="Table1.A1" office:value-type="string">
              <text:p text:style-name="P2"><text:user-field-get text:name="tableTaskStatus.name">Name</text:user-field-get></text:p>
            </table:table-cell>
            <table:table-cell table:style-name="Table1.A1" office:value-type="string">
              <text:p text:style-name="P6"><text:user-field-get text:name="tableTaskStatus.status">Status</text:user-field-get></text:p>
            </table:table-cell>
            <table:table-cell table:style-name="Table1.A1" office:value-type="string">
              <text:p text:style-name="P2"><text:user-field-get text:name="tableTaskStatus.completed">% Completed</text:user-field-get></text:p>
            </table:table-cell>
            <table:table-cell table:style-name="Table1.A1" office:value-type="string">
              <text:p text:style-name="P2"><text:user-field-get text:name="tableTaskStatus.plannedeffort">Planned Effort</text:user-field-get></text:p>
            </table:table-cell>
            <table:table-cell table:style-name="Table1.A1" office:value-type="string">
              <text:p text:style-name="P2"><text:user-field-get text:name="tableTaskStatus.actualeffort">Actual Effort</text:user-field-get></text:p>
            </table:table-cell>
            <table:table-cell table:style-name="Table1.A1" office:value-type="string">
              <text:p text:style-name="P2"><text:user-field-get text:name="tableTaskStatus.remainingeffort">Remaining Effort</text:user-field-get></text:p>
            </table:table-cell>
            <table:table-cell table:style-name="Table1.A1" office:value-type="string">
              <text:p text:style-name="P2"><text:user-field-get text:name="tableTaskStatus.plannedcost">Planned Cost</text:user-field-get></text:p>
            </table:table-cell>
            <table:table-cell table:style-name="Table1.A1" office:value-type="string">
              <text:p text:style-name="P2"><text:user-field-get text:name="tableTaskStatus.actualcost">Actual Cost</text:user-field-get></text:p>
            </table:table-cell>
            <table:table-cell table:style-name="Table1.A1" office:value-type="string">
              <text:p text:style-name="P2"><text:user-field-get text:name="tableTaskStatus.actualstart">Actual Start</text:user-field-get></text:p>
            </table:table-cell>
            <table:table-cell table:style-name="Table1.J1" office:value-type="string">
              <text:p text:style-name="P2"><text:user-field-get text:name="tableTaskStatus.actualfinish">Actual Finish</text:user-field-get></text:p>
            </table:table-cell>
          </table:table-row>
        </table:table-header-rows>
        <table:table-row table:style-name="TableLine94038846182864">
          <table:table-cell table:style-name="Table1.A2" office:value-type="string">
            <text:p text:style-name="Table_20_Contents"><text:user-field-get text:name="tableTaskStatus.name">Name</text:user-field-get></text:p>
          </table:table-cell>
          <table:table-cell table:style-name="Table1.B2" office:value-type="string">
            <text:p text:style-name="Table_20_Contents"><text:user-field-get text:name="tableTaskStatus.status">Status</text:user-field-get></text:p>
          </table:table-cell>
          <table:table-cell table:style-name="Table1.C2" office:value-type="string">
            <text:p text:style-name="Table_20_Contents"><text:user-field-get text:name="tableTaskStatus.completed">% Completed</text:user-field-get></text:p>
          </table:table-cell>
          <table:table-cell table:style-name="Table1.D2" office:value-type="string">
            <text:p text:style-name="Table_20_Contents"><text:user-field-get text:name="tableTaskStatus.plannedeffort">Planned Effort</text:user-field-get></text:p>
          </table:table-cell>
          <table:table-cell table:style-name="Table1.E2" office:value-type="string">
            <text:p text:style-name="Table_20_Contents"><text:user-field-get text:name="tableTaskStatus.actualeffort">Actual Effort</text:user-field-get></text:p>
          </table:table-cell>
          <table:table-cell table:style-name="Table1.F2" office:value-type="string">
            <text:p text:style-name="Table_20_Contents"><text:user-field-get text:name="tableTaskStatus.remainingeffort">Remaining Effort</text:user-field-get></text:p>
          </table:table-cell>
          <table:table-cell table:style-name="Table1.G2" office:value-type="string">
            <text:p text:style-name="Table_20_Contents"><text:user-field-get text:name="tableTaskStatus.plannedcost">Planned Cost</text:user-field-get></text:p>
          </table:table-cell>
          <table:table-cell table:style-name="Table1.H2" office:value-type="string">
            <text:p text:style-name="Table_20_Contents"><text:user-field-get text:name="tableTaskStatus.actualcost">Actual Cost</text:user-field-get></text:p>
          </table:table-cell>
          <table:table-cell table:style-name="Table1.I2" office:value-type="string">
            <text:p text:style-name="Table_20_Contents"><text:user-field-get text:name="tableTaskStatus.actualstart">Actual Start</text:user-field-get></text:p>
          </table:table-cell>
          <table:table-cell table:style-name="Table1.J2" office:value-type="string">
            <text:p text:style-name="Table_20_Contents"><text:user-field-get text:name="tableTaskStatus.actualfinish">Actual Finish</text:user-field-get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Manager" text:name="project.manager"/>
          <text:user-field-decl office:value-type="string" office:string-value="Name" text:name="project.name"/>
          <text:user-field-decl office:value-type="string" office:string-value="Name" text:name="schedule.name"/>
          <text:user-field-decl office:value-type="string" office:string-value="Manager" text:name="tr.manager"/>
          <text:user-field-decl office:value-type="string" office:string-value="Project" text:name="tr.project"/>
          <text:user-field-decl office:value-type="string" office:string-value="Schedule" text:name="tr.schedule"/>
        </text:user-field-decls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4038900769024">
            <table:table-cell table:style-name="Table3.A1" office:value-type="string">
              <text:p text:style-name="MP2"><text:user-field-get text:name="tr.project">Project</text:user-field-get></text:p>
            </table:table-cell>
            <table:table-cell table:style-name="Table3.A1" office:value-type="string">
              <text:p text:style-name="MP2"><text:user-field-get text:name="tr.schedule">Schedule</text:user-field-get></text:p>
            </table:table-cell>
            <table:table-cell table:style-name="Table3.C1" office:value-type="string">
              <text:p text:style-name="MP2"><text:user-field-get text:name="tr.manager">Manager</text:user-field-get></text:p>
            </table:table-cell>
          </table:table-row>
          <table:table-row table:style-name="TableLine94038840417808"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21T09:22:41.902516529</meta:creation-date>
    <dc:date>2022-09-21T14:37:57.152604504</dc:date>
    <meta:editing-duration>PT17H20M12S</meta:editing-duration>
    <meta:editing-cycles>43</meta:editing-cycles>
    <meta:generator>LibreOffice/6.4.7.2$Linux_X86_64 LibreOffice_project/40$Build-2</meta:generator>
    <meta:document-statistic meta:table-count="2" meta:image-count="0" meta:object-count="0" meta:page-count="1" meta:paragraph-count="28" meta:word-count="44" meta:character-count="272" meta:non-whitespace-character-count="256"/>
  </office:meta>
</office:document-meta>
</file>